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93db" officeooo:paragraph-rsid="001c93db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93db" officeooo:paragraph-rsid="001c93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186d" officeooo:paragraph-rsid="001e186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93db" officeooo:paragraph-rsid="001c93d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186d" officeooo:paragraph-rsid="001e186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ng Category Partitioning Method with Combinatorial Interaction Testing To Produce 2-Way Adequate Test Frames</text:p>
      <text:p text:style-name="P1"/>
      <text:p text:style-name="P1">by Andrew Graff</text:p>
      <text:p text:style-name="P1"/>
      <text:p text:style-name="P1">Supervisory Committee:</text:p>
      <text:p text:style-name="P1">Elena Sherman, Ph.D., Chair</text:p>
      <text:p text:style-name="P1">Gaby Dagher, Ph.D., Member</text:p>
      <text:p text:style-name="P1">Bogdan Dit, Ph.D., Member</text:p>
      <text:p text:style-name="P1"/>
      <text:p text:style-name="P2">Introduction</text:p>
      <text:p text:style-name="P4"/>
      <text:p text:style-name="P3">Project Statement</text:p>
      <text:p text:style-name="P5"/>
      <text:p text:style-name="P3">Background</text:p>
      <text:p text:style-name="P5"><text:tab/>Category Partitioning Method - </text:p>
      <text:p text:style-name="P5"><text:tab/>Combinatorial Interaction Testing -</text:p>
      <text:p text:style-name="P5"/>
      <text:p text:style-name="P3">Preliminary Work</text:p>
      <text:p text:style-name="P5"/>
      <text:p text:style-name="P3">Proposed 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21:05:01.137755474</meta:creation-date>
    <dc:date>2020-06-08T21:18:59.828030715</dc:date>
    <meta:editing-duration>PT3M48S</meta:editing-duration>
    <meta:editing-cycles>1</meta:editing-cycles>
    <meta:document-statistic meta:table-count="0" meta:image-count="0" meta:object-count="0" meta:page-count="1" meta:paragraph-count="13" meta:word-count="47" meta:character-count="368" meta:non-whitespace-character-count="331"/>
    <meta:generator>LibreOffice/5.3.6.1$Linux_X86_64 LibreOffice_project/30$Build-1</meta:generator>
  </office:meta>
</office:document-meta>
</file>